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NewRomanPSMT" fo:font-size="12pt" fo:font-weight="normal" style:font-size-asian="12pt" style:font-weight-asian="normal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NewRomanPSMT" fo:font-size="12pt" fo:font-weight="normal" officeooo:paragraph-rsid="001d6d9d" style:font-size-asian="12pt" style:font-weight-asian="normal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7217in" style:type="center"/>
        </style:tab-stops>
      </style:paragraph-properties>
      <style:text-properties fo:color="#000000" style:font-name="TimesNewRomanPSMT" fo:font-size="12pt" fo:font-weight="normal" style:font-size-asian="12pt" style:font-weight-asian="normal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TimesNewRomanPSMT" fo:font-size="12pt" fo:font-weight="normal" officeooo:paragraph-rsid="001e6d17" style:font-size-asian="12pt" style:font-weight-asian="normal" style:font-size-complex="12pt"/>
    </style:style>
    <style:style style:name="P9" style:family="paragraph" style:parent-style-name="Standard">
      <style:paragraph-properties>
        <style:tab-stops>
          <style:tab-stop style:position="4.7217in" style:type="center"/>
        </style:tab-stops>
      </style:paragraph-properties>
      <style:text-properties fo:color="#000000" style:font-name="TimesNewRomanPSMT" fo:font-size="12pt" fo:font-weight="normal" style:font-size-asian="12pt" style:font-weight-asian="normal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NewRomanPSMT" fo:font-size="12pt" fo:font-weight="bold" style:font-size-asian="12pt" style:font-weight-asian="bold" style:font-size-complex="12pt"/>
    </style:style>
    <style:style style:name="P11" style:family="paragraph" style:parent-style-name="Standard">
      <style:text-properties style:font-name="TimesNewRomanPSMT" fo:font-size="12pt" officeooo:paragraph-rsid="001d6d9d" style:font-size-asian="12pt" style:font-size-complex="12pt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imesNewRomanPSMT" fo:font-size="12pt" officeooo:paragraph-rsid="001d6d9d" style:font-size-asian="12pt" style:font-size-complex="12pt"/>
    </style:style>
    <style:style style:name="P13" style:family="paragraph" style:parent-style-name="Standard">
      <style:paragraph-properties fo:margin-left="0.248in" fo:margin-right="-0.0083in" fo:text-align="justify" style:justify-single-word="false" fo:text-indent="0in" style:auto-text-indent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14" style:family="paragraph" style:parent-style-name="Standard">
      <style:paragraph-properties fo:margin-left="0.248in" fo:margin-right="-0.0083in" fo:text-align="justify" style:justify-single-word="false" fo:text-indent="0in" style:auto-text-indent="false"/>
      <style:text-properties fo:color="#000000" style:font-name="TimesNewRomanPSMT" fo:font-size="11pt" fo:font-weight="normal" style:font-size-asian="11pt" style:font-weight-asian="normal" style:font-size-complex="11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NewRomanPSMT"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NewRomanPSMT" fo:font-size="12pt" fo:font-weight="normal" officeooo:paragraph-rsid="00223d6f" style:font-name-asian="Times New Roman" style:font-size-asian="12pt" style:font-weight-asian="normal" style:font-name-complex="Times New Roman" style:font-size-complex="12pt"/>
    </style:style>
    <style:style style:name="T1" style:family="text">
      <style:text-properties fo:color="#000000" fo:letter-spacing="normal" fo:font-weight="normal" style:letter-kerning="false" style:font-weight-asian="normal"/>
    </style:style>
    <style:style style:name="T2" style:family="text">
      <style:text-properties fo:color="#000000" fo:letter-spacing="normal" fo:font-weight="normal" style:letter-kerning="true" style:font-weight-asian="normal"/>
    </style:style>
    <style:style style:name="T3" style:family="text">
      <style:text-properties fo:color="#000000" fo:font-weight="normal" style:font-weight-asian="normal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ICHIARAZIONE SOSTITUTIVA DELL’ATTO DI NOTORIETA’</text:p>
      <text:p text:style-name="P10">(Art. 47 D.P.R. n. 445 del 28/12/2000)</text:p>
      <text:p text:style-name="P1"/>
      <text:p text:style-name="P11"><text:span text:style-name="T1">I</text:span>o sottoscritt{%= @oa %} <text:span text:style-name="T5">{%= @persona.nome %} {%= @persona.cognome %}</text:span>, codice fiscale <text:span text:style-name="T5">{%= @persona.codice_fiscale %}</text:span>,</text:p>
      <text:p text:style-name="P11">nat{%= @oa%} a <text:span text:style-name="T5">{%= @persona.comune_nascita %}</text:span> il <text:span text:style-name="T5">{%= @persona.data_nascita %}</text:span>, </text:p>
      <text:p text:style-name="P12"><text:span text:style-name="T3">residente a </text:span><text:span text:style-name="T4">{%= @persona.indirizzo_residenza.comune %}</text:span><text:span text:style-name="T3"> in </text:span><text:span text:style-name="T4">{%= @persona.indirizzo_residenza.to_s %}</text:span><text:span text:style-name="T2">,</text:span></text:p>
      <text:p text:style-name="P2">consapevole delle sanzioni penali previste dell’art. 76 del D.P.R: 445/2000, nel caso di mendaci dichiarazioni, falsità negli atti, uso <text:s/>o esibizione di atti o contenenti dati non più rispondenti a verità,</text:p>
      <text:p text:style-name="P5"/>
      <text:p text:style-name="P10">DICHIARO</text:p>
      <text:p text:style-name="P6">________________________________________________________________________</text:p>
      <text:p text:style-name="P6">________________________________________________________________________</text:p>
      <text:p text:style-name="P6">________________________________________________________________________</text:p>
      <text:p text:style-name="P6">________________________________________________________________________</text:p>
      <text:p text:style-name="P6">________________________________________________________________________</text:p>
      <text:p text:style-name="P6">________________________________________________________________________</text:p>
      <text:p text:style-name="P6">________________________________________________________________________</text:p>
      <text:p text:style-name="P6">________________________________________________________________________</text:p>
      <text:p text:style-name="P6"/>
      <text:p text:style-name="P16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2"/>
      <text:p text:style-name="P3">Addì {%= @data %}</text:p>
      <text:p text:style-name="P9"><text:tab/>IL DICHIARANTE<text:tab/></text:p>
      <text:p text:style-name="P4"><text:tab/>_________________</text:p>
      <text:p text:style-name="P2"/>
      <text:p text:style-name="P2">********************************************************************************</text:p>
      <text:p text:style-name="P2"/>
      <text:p text:style-name="P10">AUTENTICA</text:p>
      <text:p text:style-name="P5"/>
      <text:p text:style-name="P7">Ai sensi degli artt 4, comma 1 <text:s/>e 21, comma 2, <text:s/>del DPR 445/2000, attesto che le <text:s/>sottoscrizione di cui sopra, <text:s text:c="2"/>è stata apposta <text:s/>in mia presenza dall’interessato Sig./ra <text:s/>________________________ <text:s text:c="2"/>, </text:p>
      <text:p text:style-name="P7">previo accertamento della sua identità a mezzo di <text:soft-page-break/>_______________________________________</text:p>
      <text:p text:style-name="P7"/>
      <text:p text:style-name="P7">Addì _______________________<text:tab/> <text:s text:c="12"/>IL DIPENDENTE INCARICATO DAL SINDACO</text:p>
      <text:p text:style-name="P8"><text:tab/><text:tab/><text:tab/> <text:s text:c="12"/><text:tab/><text:tab/>__________________________________________</text:p>
      <text:p text:style-name="P13">_________________________________________________</text:p>
      <text:p text:style-name="P14">La firma deve essere autenticata presso qualsiasi pubblico ufficiale (dipendente comunale incaricato dal Sindaco, Notaio, Segretario Comunale se va presentata ad soggetti privati o ad organi della Pubblica amministrazione ai fini della riscossione di benefici economici (pensioni, contributi, ecc.). In tal caso occorre apporre la marca da bo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520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DICHIARAZIONE SOSTITUTIVA DELL’ATTO DI NOTORIETA’</dc:title>
    <meta:generator>LibreOffice/6.0.7.3$Linux_X86_64 LibreOffice_project/00m0$Build-3</meta:generator>
    <meta:editing-duration>PT12M55S</meta:editing-duration>
    <meta:editing-cycles>5</meta:editing-cycles>
    <meta:creation-date>2015-09-29T13:56:11.515287000</meta:creation-date>
    <dc:date>2020-11-20T09:06:11.018493094</dc:date>
    <meta:document-statistic meta:table-count="0" meta:image-count="0" meta:object-count="0" meta:page-count="2" meta:paragraph-count="27" meta:word-count="270" meta:character-count="2636" meta:non-whitespace-character-count="2346"/>
  </office:meta>
</office:document-meta>
</file>